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02.07mm"/>
    </style:style>
    <style:style style:name="co6" style:family="table-column">
      <style:table-column-properties fo:break-before="auto" style:column-width="185.1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30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 style:data-style-name="N10030">
      <style:table-cell-properties fo:background-color="#99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 style:data-style-name="N1003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6" style:family="table-cell" style:parent-style-name="Default" style:data-style-name="N10030">
      <style:table-cell-properties fo:background-color="#999999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9900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start" fo:margin-left="0mm"/>
      <style:text-properties fo:color="#ffffff"/>
    </style:style>
    <style:style style:name="ce14" style:family="table-cell" style:parent-style-name="Default">
      <style:table-cell-properties fo:background-color="#990000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color="#ffffff"/>
    </style:style>
    <style:style style:name="ce16" style:family="table-cell" style:parent-style-name="Default">
      <style:table-cell-properties fo:background-color="#808080"/>
      <style:text-properties fo:color="#ffffff"/>
    </style:style>
    <style:style style:name="ce17" style:family="table-cell" style:parent-style-name="Default">
      <style:table-cell-properties fo:background-color="#999999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office:value-type="string" calcext:value-type="string">
            <text:p>days</text:p>
          </table:table-cell>
          <table:table-cell table:style-name="ce7" office:value-type="string" calcext:value-type="string">
            <text:p>activities</text:p>
          </table:table-cell>
          <table:table-cell table:style-name="ce7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05" calcext:value-type="date">
            <text:p>05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Day of non-educational chores.</text:p>
          </table:table-cell>
          <table:table-cell table:style-name="ce16" table:number-columns-repeated="1019"/>
        </table:table-row>
        <table:table-row table:style-name="ro1">
          <table:table-cell table:style-name="ce2" office:value-type="date" office:date-value="2018-03-06" calcext:value-type="date">
            <text:p>06/03/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U2 “Git Basics”, M1 “Web Development 101”, and started U3 “Intro. To the Front End”.</text:p>
          </table:table-cell>
          <table:table-cell office:value-type="string" calcext:value-type="string">
            <text:p>Difficult to find time to study (was chatting re. Selling GPUs, parachute, and with O re. Study ideas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7" calcext:value-type="date">
            <text:p>07/03/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d CodeAcademy “Introduction to HTML” and “Common Elements” (in “HTML Elements and Structure”)</text:p>
          </table:table-cell>
          <table:table-cell office:value-type="string" calcext:value-type="string">
            <text:p>Really could have done this study in 3 hours, but spread over the day due to other chores.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08" calcext:value-type="date">
            <text:p>08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Focused on selling GPUs and parachute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09" calcext:value-type="date">
            <text:p>09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Focused on selling GPUs and parachute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0" calcext:value-type="date">
            <text:p>10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Saturday (Day Off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1" calcext:value-type="date">
            <text:p>11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Sunday (Day Off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2" calcext:value-type="date">
            <text:p>12/03/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pleted CodeAcademy “Fashion Blog”, <text:s/>“Intro. To HTML MCQ”, “Tables”, “CSS Setup &amp; Selectors”, “CSS: Selectors &amp; Visual Rules”, “CSS: Box Model”, “Changing the Box Model”, “CSS: Display &amp; Positioning”, “CSS: Color”, “CSS: Typography”, “CSS: Grid”, and <text:s/>“Advanced CSS Grid”.</text:p>
          </table:table-cell>
          <table:table-cell office:value-type="string" calcext:value-type="string">
            <text:p>Productive, even if a little boring (as mostly revision)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3" calcext:value-type="date">
            <text:p>13/03/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ersonal web-page (early version) to practice html and css</text:p>
          </table:table-cell>
          <table:table-cell office:value-type="string" calcext:value-type="string">
            <text:p>Fun and useful revision / exploration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4" calcext:value-type="date">
            <text:p>14/03/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died up personal web-page, read more about html and CSS, and did the android-logo html &amp; CSS tutorial.</text:p>
          </table:table-cell>
          <table:table-cell office:value-type="string" calcext:value-type="string">
            <text:p>Relatively easy day, after long day yesterday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5" calcext:value-type="date">
            <text:p>15/03/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ed doing too much with CSS. Interesting, but time to move on to JS, if I want to change multiple parts of page with one click, for example.</text:p>
          </table:table-cell>
          <table:table-cell office:value-type="string" calcext:value-type="string">
            <text:p>Easy day, but thoughtful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6" calcext:value-type="date">
            <text:p>16/03/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ed “JavaScript Basics”, and completed; “Fundamentals Part 1” and “Fundamentals Part 2”</text:p>
          </table:table-cell>
          <table:table-cell office:value-type="string" calcext:value-type="string">
            <text:p>Dull, but useful, revision of basic aspects of JS.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7" calcext:value-type="date">
            <text:p>17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Weekend + a bit ill: Did manage to install Ubuntu, natively, as dual boot with W1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8" calcext:value-type="date">
            <text:p>18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Weekend + a bit ill: Finished setting up new Ubuntu install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8-03-19" calcext:value-type="date">
            <text:p>19/03/1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14" office:value-type="string" calcext:value-type="string">
            <text:p>NO STUDY: Too ill (Flu + dry / irritated eye)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8-03-20" calcext:value-type="date">
            <text:p>20/03/1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14" office:value-type="string" calcext:value-type="string">
            <text:p>NO STUDY: Too ill (Flu + dry / irritated eye)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1" calcext:value-type="date">
            <text:p>21/03/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 “Developer Tools 2”</text:p>
          </table:table-cell>
          <table:table-cell office:value-type="string" calcext:value-type="string">
            <text:p>Slow day. Still ill/recovering. Material is repetitive, but necessarily so.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2" calcext:value-type="date">
            <text:p>22/03/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ed “Fundamentals, Part 3”</text:p>
          </table:table-cell>
          <table:table-cell office:value-type="string" calcext:value-type="string">
            <text:p>Still ill/recovering.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3" calcext:value-type="date">
            <text:p>23/03/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d <text:s/>“Fundamentals, Part 3”</text:p>
          </table:table-cell>
          <table:table-cell office:value-type="string" calcext:value-type="string">
            <text:p>Still ill/recovering (+phone died)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18-03-24" calcext:value-type="date">
            <text:p>24/03/18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15" office:value-type="string" calcext:value-type="string">
            <text:p>NO STUDY: Weekend + still ill/recovering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18-03-25" calcext:value-type="date">
            <text:p>25/03/18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15" office:value-type="string" calcext:value-type="string">
            <text:p>NO STUDY: Weekend + still ill/recovering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6" calcext:value-type="date">
            <text:p>26/03/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pleted “Project: Rock, Paper, Scissors” + “Clean Code” + first successful pull request!</text:p>
          </table:table-cell>
          <table:table-cell office:value-type="string" calcext:value-type="string">
            <text:p>Still recovering from illness, but brain much more functional!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7" calcext:value-type="date">
            <text:p>27/03/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talled NVM, node.js, and jasmine. Started “Fundamentals, Part 4”</text:p>
          </table:table-cell>
          <table:table-cell office:value-type="string" calcext:value-type="string">
            <text:p>Light study day (busy with other stuff)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8" calcext:value-type="date">
            <text:p>28/03/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pleted “Fundamentals, Part 4”</text:p>
          </table:table-cell>
          <table:table-cell office:value-type="string" calcext:value-type="string">
            <text:p>Light study day (busy with other stuff)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18-03-29" calcext:value-type="date">
            <text:p>29/03/18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15" office:value-type="string" calcext:value-type="string">
            <text:p>NO STUDY</text:p>
          </table:table-cell>
          <table:table-cell table:style-name="ce17" table:number-columns-repeated="1019"/>
        </table:table-row>
        <table:table-row table:style-name="ro1">
          <table:table-cell table:style-name="ce5" office:value-type="date" office:date-value="2018-03-30" calcext:value-type="date">
            <text:p>30/03/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ted “DOM Manipulation”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20:42:39.615326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30T20:44:24.942851927</dc:date>
    <meta:editing-duration>PT18H28M46S</meta:editing-duration>
    <meta:editing-cycles>40</meta:editing-cycles>
    <meta:document-statistic meta:table-count="1" meta:cell-count="130" meta:object-count="0"/>
  </office:meta>
</office:document-meta>
</file>